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'Cascadia Code', Hack, Consolas, 'Courier New', monospace," svg:font-family="''Cascadia Code', Hack, Consolas, 'Courier New', monospace,', Consolas, ', 'Courier New',', 'monospace', 'font-weight: normal', 'font-size: 14px', 'line-height: 19px', 'white-space: pre'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Medium" svg:font-family="'Yu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Yu Gothic Medium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Yu Gothic Medium" fo:font-size="14pt" fo:font-weight="bold" officeooo:rsid="00041615" officeooo:paragraph-rsid="0004161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officeooo:rsid="00041615"/>
    </style:style>
    <style:style style:name="T2" style:family="text">
      <style:text-properties officeooo:rsid="00054168"/>
    </style:style>
    <style:style style:name="T3" style:family="text">
      <style:text-properties officeooo:rsid="00073f9d"/>
    </style:style>
    <style:style style:name="T4" style:family="text">
      <style:text-properties style:font-name="Yu Gothic Medium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Yu Gothic Medium" fo:font-size="14pt" fo:font-weight="bold" officeooo:rsid="00073f9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SA Semester 1 - Assignment 2 - Question <text:span text:style-name="T2">3</text:span></text:p>
      <text:p text:style-name="P1"/>
      <text:p text:style-name="P2">Variable Diagrams</text:p>
      <text:p text:style-name="P1"/>
      <text:p text:style-name="P3"><text:span text:style-name="T4">Name: </text:span><text:span text:style-name="T5">Roan Fourie</text:span></text:p>
      <text:p text:style-name="P1"/>
      <text:p text:style-name="P1">Date: 2020-04-0<text:span text:style-name="T1">7</text:span></text:p>
      <text:p text:style-name="P1"/>
      <text:p text:style-name="P1">Reference to Tutorial Letter 102/2/2020</text:p>
      <text:p text:style-name="P1">Introduction to Programming I</text:p>
      <text:p text:style-name="P1">COS15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'Cascadia Code', Hack, Consolas, 'Courier New', monospace," svg:font-family="''Cascadia Code', Hack, Consolas, 'Courier New', monospace,', Consolas, ', 'Courier New',', 'monospace', 'font-weight: normal', 'font-size: 14px', 'line-height: 19px', 'white-space: pre'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Medium" svg:font-family="'Yu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8-07T13:23:22.426000000</dc:date>
    <meta:editing-duration>PT5M13S</meta:editing-duration>
    <meta:editing-cycles>5</meta:editing-cycles>
    <meta:document-statistic meta:table-count="0" meta:image-count="0" meta:object-count="0" meta:page-count="1" meta:paragraph-count="7" meta:word-count="26" meta:character-count="169" meta:non-whitespace-character-count="150"/>
  </office:meta>
</office:document-meta>
</file>